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ource Code Pro Black" svg:font-family="'Source Code Pro Black'" style:font-adornments="Black" style:font-pitch="fixed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draw:stroke="none" svg:stroke-color="#000000" draw:fill="none" draw:fill-color="#ffffff" fo:min-height="4.93cm"/>
      <style:paragraph-properties style:writing-mode="lr-tb"/>
    </style:style>
    <style:style style:name="P1" style:family="paragraph">
      <style:paragraph-properties fo:margin-left="0cm" fo:margin-right="0cm" fo:text-align="center" fo:text-indent="0cm"/>
      <style:text-properties style:font-name="Source Code Pro Black" fo:font-size="96pt" fo:letter-spacing="0.12cm" style:font-size-asian="96pt" style:font-size-complex="96pt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style:font-name="Source Code Pro Black" fo:font-size="96pt" fo:letter-spacing="0.12cm" style:font-size-asian="96pt" style:font-size-complex="96pt"/>
    </style:style>
    <style:style style:name="T1" style:family="text">
      <style:text-properties style:font-name="Source Code Pro Black" fo:font-size="96pt" fo:letter-spacing="0.12cm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2" draw:layer="layout" svg:width="8.6cm" svg:height="5.18cm" svg:x="0.7cm" svg:y="2.41cm">
          <draw:text-box>
            <text:p text:style-name="P1"><text:span text:style-name="T1">[-]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ource Code Pro Black" svg:font-family="'Source Code Pro Black'" style:font-adornments="Black" style:font-pitch="fixed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21:17:24.878803582</meta:creation-date>
    <dc:date>2020-07-20T21:25:35.568066093</dc:date>
    <meta:editing-duration>PT5M50S</meta:editing-duration>
    <meta:editing-cycles>4</meta:editing-cycles>
    <meta:generator>LibreOffice/6.4.4.2$Linux_X86_64 LibreOffice_project/40$Build-2</meta:generator>
    <meta:document-statistic meta:object-count="1"/>
  </office:meta>
</office:document-meta>
</file>